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d3b45" fo:letter-spacing="normal" officeooo:rsid="0003980d" officeooo:paragraph-rsid="0003980d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P3" style:family="paragraph" style:parent-style-name="Standard">
      <style:text-properties officeooo:rsid="0003980d" officeooo:paragraph-rsid="0003980d"/>
    </style:style>
    <style:style style:name="P4" style:family="paragraph" style:parent-style-name="Standard">
      <style:text-properties officeooo:rsid="0007690f" officeooo:paragraph-rsid="0007690f"/>
    </style:style>
    <style:style style:name="P5" style:family="paragraph" style:parent-style-name="Standard">
      <style:text-properties officeooo:rsid="0007a066" officeooo:paragraph-rsid="0007a066"/>
    </style:style>
    <style:style style:name="T1" style:family="text">
      <style:text-properties style:font-name="LatoWeb" fo:font-size="10.5pt" fo:font-style="normal" fo:font-weight="normal"/>
    </style:style>
    <style:style style:name="T2" style:family="text">
      <style:text-properties style:font-name="LatoWeb" fo:font-size="10.5pt" fo:font-style="normal" fo:font-weight="normal" officeooo:rsid="0007a066"/>
    </style:style>
    <style:style style:name="T3" style:family="text">
      <style:text-properties officeooo:rsid="00054e96"/>
    </style:style>
    <style:style style:name="T4" style:family="text">
      <style:text-properties officeooo:rsid="0005bf70"/>
    </style:style>
    <style:style style:name="T5" style:family="text">
      <style:text-properties officeooo:rsid="0007a066"/>
    </style:style>
    <style:style style:name="T6" style:family="text">
      <style:text-properties officeooo:rsid="0009866a"/>
    </style:style>
    <style:style style:name="T7" style:family="text">
      <style:text-properties officeooo:rsid="0009b027"/>
    </style:style>
    <style:style style:name="T8" style:family="text">
      <style:text-properties officeooo:rsid="000b2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enton Grundman</text:p>
      <text:p text:style-name="P3">8129460164</text:p>
      <text:p text:style-name="P3">CS356 H10</text:p>
      <text:p text:style-name="P3"/>
      <text:p text:style-name="P1">  <text:span text:style-name="T1">Chapter 11 Review questions 11.5 and 11.9 and 11.12.</text:span></text:p>
      <text:p text:style-name="P2">  <text:span text:style-name="T1">Chapter 22 Review questions 22.4 and 22.6</text:span></text:p>
      <text:p text:style-name="P2">  <text:span text:style-name="T1">Chapter 23 Review questions 23.1, 23.4, 23.</text:span><text:span text:style-name="T2">11</text:span></text:p>
      <text:p text:style-name="P3"/>
      <text:p text:style-name="P3">11.5<text:tab/> State the similarities and differences between command injection and SQL injection</text:p>
      <text:p text:style-name="P3">attacks.</text:p>
      <text:p text:style-name="P3"><text:tab/>Similarities:</text:p>
      <text:p text:style-name="P3"><text:tab/><text:tab/>- Both are “<text:span text:style-name="T3">injection”</text:span> attacks from an outward-facing we<text:span text:style-name="T3">b interface</text:span></text:p>
      <text:p text:style-name="P3"><text:tab/><text:tab/>- <text:span text:style-name="T3">To defend against them, you must verify that the input you get is input you’d expect</text:span></text:p>
      <text:p text:style-name="P3"><text:tab/>Differences:</text:p>
      <text:p text:style-name="P3"><text:tab/><text:tab/>- <text:span text:style-name="T3">SQL injection is exclusive to databases</text:span></text:p>
      <text:p text:style-name="P3"><text:tab/><text:tab/>- <text:span text:style-name="T3">Command injections are executed by the system with privileges of the web server</text:span></text:p>
      <text:p text:style-name="P3"/>
      <text:p text:style-name="P3">11.9<text:tab/> Define input fuzzing. State where this technique should be used.</text:p>
      <text:p text:style-name="P3"><text:tab/><text:span text:style-name="T4">Input fuzzing is a software testing technique that essentially tests the robustness of software by generating random input data in order to determine whether the software responds appropriately to the input values. <text:s/>It should be used to determine reliability as well as potential security deficiencies.</text:span></text:p>
      <text:p text:style-name="P3"/>
      <text:p text:style-name="P3">11.12<text:tab/> Identify several concerns associated with the use of environment variables by shell</text:p>
      <text:p text:style-name="P3">scripts.</text:p>
      <text:p text:style-name="P3"><text:tab/><text:span text:style-name="T4">Environment variables provide another path for untrusted or incorrect data to enter a program. <text:s/>This could be used to use a program that has increased privileges to run the attacker’s code. <text:s/>Because PATH can be altered, an attacker can feed it their own sed and grep programs. <text:s/>Further, the PATH variable could use a known default value by the script, which is now vulnerable because of the IFS variable. <text:s/>The IFS determines how words are separated in a line of commands, but can be set to any string of characters. <text:s/>It is essentially impossible to stop this form of attack (omg wtf).</text:span></text:p>
      <text:p text:style-name="P3"/>
      <text:p text:style-name="P4">22.4<text:tab/>What is DKIM?</text:p>
      <text:p text:style-name="P4"><text:tab/>DomainKeys Identified Mail is how to cryptographically sign emails. <text:s/>A signing domain claims responsibility of a message in a mail stream. <text:s/><text:span text:style-name="T5">This can be used to verify that a message came from a specific person.</text:span></text:p>
      <text:p text:style-name="P4"/>
      <text:p text:style-name="P4">22.6<text:tab/>What is the difference between and SSL connection and an SSL session?</text:p>
      <text:p text:style-name="P4"><text:tab/><text:span text:style-name="T5">Connection:</text:span></text:p>
      <text:p text:style-name="P4"><text:tab/><text:tab/><text:span text:style-name="T5">A connection is part of one session, is transient, and is peer-to-peer (in TLS)</text:span></text:p>
      <text:p text:style-name="P4"><text:tab/><text:span text:style-name="T5">Session:</text:span></text:p>
      <text:p text:style-name="P4"><text:tab/><text:tab/><text:span text:style-name="T5">Association between client and server that are created by the Handshake Protocol. <text:s/>They define security parameters which can be shared amongst multiple connections. <text:s/>So basically they’re the airport for the flights that are the connections (because you have one security setup for all the flights)</text:span></text:p>
      <text:p text:style-name="P4"/>
      <text:p text:style-name="P5">23.1<text:tab/>What are the principal elements of a Kerberos system?</text:p>
      <text:p text:style-name="P5"><text:soft-page-break/><text:tab/><text:span text:style-name="T6">Authentication Server – knows all the passwords of clients</text:span></text:p>
      <text:p text:style-name="P5"><text:tab/><text:span text:style-name="T6">Data Encryption Standard – shares a unique secret encryption key with each server</text:span></text:p>
      <text:p text:style-name="P5"><text:tab/><text:span text:style-name="T6">Ticket-Granting Ticket and Session Key – encrypted using the user’s password, and sent to the user. <text:s/>The user is then prompted for a password. <text:s/>The correct password decrypts these both, which allows them to connect to the server using the ticket granted by the ticket-granting ticket and the session key.</text:span></text:p>
      <text:p text:style-name="P5"><text:span text:style-name="T7"><text:tab/>The user ID and password of all participating users in its database</text:span></text:p>
      <text:p text:style-name="P5"><text:tab/><text:span text:style-name="T7">Must share a secret key with each server</text:span></text:p>
      <text:p text:style-name="P5"><text:tab/></text:p>
      <text:p text:style-name="P5">23.4<text:tab/>What is X.509?</text:p>
      <text:p text:style-name="P5"><text:tab/><text:span text:style-name="T7">Certificate used in most network security applications</text:span></text:p>
      <text:p text:style-name="P5"/>
      <text:p text:style-name="P5">23.11<text:tab/> What are some key problems with current public key infrastructure implementations?</text:p>
      <text:p text:style-name="P5"><text:tab/>- <text:span text:style-name="T8">reliance on user to make an informed decision when there is a problem verifying a certificate</text:span></text:p>
      <text:p text:style-name="P5"><text:tab/>- <text:span text:style-name="T8">assumption of all CAs in the “trust store” are equally trusted</text:span></text:p>
      <text:p text:style-name="P5"><text:tab/>- <text:span text:style-name="T8">different implementations in different browsers use different trust stores</text:span></text:p>
      <text:p text:style-name="P5"><text:tab/>- <text:span text:style-name="T8">various other issues</text:span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6:21:12.329141719</meta:creation-date>
    <dc:date>2017-05-01T17:41:37.570256540</dc:date>
    <meta:editing-duration>PT5M12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2" meta:paragraph-count="40" meta:word-count="541" meta:character-count="3384" meta:non-whitespace-character-count="2826"/>
  </office:meta>
</office:document-meta>
</file>